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Standard" style:list-style-name="L1">
      <style:text-properties fo:font-weight="normal" style:font-weight-asian="normal" style:font-weight-complex="normal"/>
    </style:style>
    <style:style style:name="P10" style:family="paragraph" style:parent-style-name="Hanging_20_indent" style:list-style-name="L2"/>
    <style:style style:name="P11" style:family="paragraph" style:parent-style-name="Hanging_20_indent" style:list-style-name="L2">
      <style:text-properties fo:font-style="normal" style:font-style-asian="normal" style:font-style-complex="normal"/>
    </style:style>
    <style:style style:name="P12" style:family="paragraph" style:parent-style-name="Hanging_20_indent">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left="0in" fo:margin-right="0in" fo:margin-top="0in" fo:margin-bottom="0.0835in" fo:text-indent="0in" style:auto-text-indent="fals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6"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style-asian="normal" style:font-weight-asian="bold"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 (needs updating)</text:p>
      <text:p text:style-name="P2"/>
      <text:list xml:id="list1951916005" text:style-name="L1">
        <text:list-item>
          <text:p text:style-name="P9">Read xml file as a string into a variable</text:p>
        </text:list-item>
        <text:list-item>
          <text:p text:style-name="P9">Use xmlminidom to process the string into “node”s</text:p>
        </text:list-item>
        <text:list-item>
          <text:p text:style-name="P9">Iterate through all board nodes</text:p>
          <text:list>
            <text:list-item>
              <text:p text:style-name="P9">Read vuln, dealer, and boardnum tags</text:p>
            </text:list-item>
            <text:list-item>
              <text:p text:style-name="P9">Create '&lt;div class=”board”&gt;'</text:p>
            </text:list-item>
            <text:list-item>
              <text:p text:style-name="P9">Add div class of “boardnum” with contents being boardnum</text:p>
            </text:list-item>
            <text:list-item>
              <text:p text:style-name="P9">Iterate through hands</text:p>
              <text:list>
                <text:list-item>
                  <text:p text:style-name="P9">Create '&lt;div&gt;'s of class hand direction for CSS to position correctly.</text:p>
                </text:list-item>
                <text:list-item>
                  <text:p text:style-name="P9">If direction is vuln then add '&lt;div class=”vulnerable”&gt;Vulnerable&lt;/div&gt;'</text:p>
                </text:list-item>
                <text:list-item>
                  <text:p text:style-name="P9">If direction is dealer then add '&lt;div class=”dealer”&gt;Dealer&lt;div&gt;'</text:p>
                </text:list-item>
                <text:list-item>
                  <text:p text:style-name="P9">Iterate through Suites</text:p>
                  <text:list>
                    <text:list-item>
                      <text:p text:style-name="P9">Create '&lt;div&gt;'s of class suite name with the card nums</text:p>
                    </text:list-item>
                  </text:list>
                </text:list-item>
              </text:list>
            </text:list-item>
            <text:list-item>
              <text:p text:style-name="P9">End “board” div</text:p>
            </text:list-item>
            <text:list-item>
              <text:p text:style-name="P9">Create table with class “results” to hold results</text:p>
            </text:list-item>
            <text:list-item>
              <text:p text:style-name="P9">Iterate through Result nodes</text:p>
              <text:list>
                <text:list-item>
                  <text:p text:style-name="P9">Create table rows for each result</text:p>
                </text:list-item>
              </text:list>
            </text:list-item>
            <text:list-item>
              <text:p text:style-name="P9">End table of results</text:p>
            </text:list-item>
          </text:list>
        </text:list-item>
        <text:list-item>
          <text:p text:style-name="P9">Output html header with style sheet, result from 3, and footer to file.</text:p>
        </text:list-item>
      </text:list>
      <text:p text:style-name="P2"/>
      <text:p text:style-name="P1">Data Structures (needs updating)</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535493698" text:style-name="L2">
        <text:list-item>
          <text:p text:style-name="P10"><text:soft-page-break/>something of type xml-isnodelist</text:p>
        </text:list-item>
        <text:list-item>
          <text:p text:style-name="P10">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302874190" text:continue-numbering="true" text:style-name="L2">
        <text:list-item>
          <text:p text:style-name="P10">something of type xml-isnode</text:p>
        </text:list-item>
        <text:list-item>
          <text:p text:style-name="P11">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getresults (xmlnodes prefix postfix)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get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 (XXX why this?) <text:line-break/>&lt;td&gt;120.0&lt;/td&gt; <text:line-break/>(120.0 comes from the contents of the MatchpointsNS element) <text:line-break/>&lt;td&gt;120.0&lt;/td&gt; <text:line-break/>(120.0 comes from the contents of the MatchpointsEW element) <text:line-break/>&lt;/tr&gt; <text:line-break/>*tabletail*))) </text:p>
      <text:p text:style-name="P3">gethands (xmlnodes vulnerable dealer) → serialize hands into divs, where the class is the hand direction derived from xmlnodes, the "vulnerable" and "dealer" divs are added inside as necessary, and the cards are added to each hand via gethandcards.<text:line-break/>xmlnodes conforms to the minidom structure and is of type hand.<text:line-break/>vulnerable is the text content of the Vulnerable node <text:line-break/>dealer is the text content of the Dealer node </text:p>
      <text:p text:style-name="P3">get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PSC-HTML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Uses getSeparateResults to pull one pair's results </text:p>
      <text:p text:style-name="P5"><text:s/></text:p>
      <text:p text:style-name="P8"><text:soft-page-break/>rankings:</text:p>
      <text:p text:style-name="P4">getRankings (rankings) → Given list of nodes rankings returns a string Rankings-HTML<text:line-break/>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7">io:</text:p>
      <text:p text:style-name="P4">main(bridgeXML)→Given a duplicate bridge XML file, extracts appropriate information to creates four HTML pages that link together: boards, boards with travlers, rankings, and personal score card webpages. </text:p>
      <text:p text:style-name="P4"/>
      <text:p text:style-name="P4">boards-no-trav(bridgeXML)→Given a duplicate bridge XML file, gets the following information from each board listed in the XML file and creates an HTML page with this information formatted into tables:</text:p>
      <text:p text:style-name="P4"><text:tab/>Board numbers, dealer, vulnerable, and hands for each direction</text:p>
      <text:p text:style-name="P4"/>
      <text:p text:style-name="P4">boards-trav(bridgeXML)→ Given a duplicate bridge XML file, gets the same information as boards-no-trav as well as the travellers information for each board, which includes the total score and matchpoints for all pairs at that board. Creates HTML page with this information with the board information and travellers information in separete tables.</text:p>
      <text:p text:style-name="P4"/>
      <text:p text:style-name="P4">Rankings(bridgeXML)→ Given a duplicate bridge XML file, creates a rankings table in an HTML file including each pairs ranking and various other stats such as matchpoint and percentage score.</text:p>
      <text:p text:style-name="P4"/>
      <text:p text:style-name="P4">personal-score-cards(bridgeXML)→Given a duplicate bridge XML file, creates an HTML file containing personal score cards for each pair, which includes information about each match they played an against whom.</text:p>
      <text:p text:style-name="P4"/>
      <text:p text:style-name="P4"/>
      <text:p text:style-name="P4"/>
      <text:p text:style-name="P4"/>
      <text:p text:style-name="P13"><text:soft-page-break/>PROBE Software Size Estimate:</text:p>
      <text:p text:style-name="P13"><text:span text:style-name="T2"></text:span></text:p>
      <text:p text:style-name="P15">Reused Functions<text:tab/><text:tab/>LOC</text:p>
      <text:p text:style-name="P14"></text:p>
      <text:p text:style-name="P14">xml-gettext<text:tab/><text:tab/><text:tab/>9</text:p>
      <text:p text:style-name="P14">xml-getattribute<text:tab/><text:tab/><text:tab/>8</text:p>
      <text:p text:style-name="P14">xml-getnode<text:tab/><text:tab/><text:tab/>2</text:p>
      <text:p text:style-name="P14">xml-getnodes<text:tab/><text:tab/><text:tab/>10</text:p>
      <text:p text:style-name="P14">xml-readnode<text:tab/><text:tab/><text:tab/>5</text:p>
      <text:p text:style-name="P14">xml-readnodes<text:tab/><text:tab/><text:tab/>53</text:p>
      <text:p text:style-name="P14">xml-skipdontcares<text:tab/><text:tab/>20</text:p>
      <text:p text:style-name="P14">xml-readnodeproperties<text:tab/><text:tab/>24</text:p>
      <text:p text:style-name="P14">xml-unescape<text:tab/><text:tab/><text:tab/>27</text:p>
      <text:p text:style-name="P14">splitoff-prefix-mv<text:tab/><text:tab/><text:tab/>3</text:p>
      <text:p text:style-name="P14">split-at-delimiter-mv<text:tab/><text:tab/>3</text:p>
      <text:p text:style-name="P14">span-mv<text:tab/><text:tab/><text:tab/><text:tab/>3</text:p>
      <text:p text:style-name="P14">split-on-token-mv<text:tab/><text:tab/><text:tab/>3</text:p>
      <text:p text:style-name="P14">getboards<text:tab/><text:tab/><text:tab/><text:tab/>32</text:p>
      <text:p text:style-name="P14">getresults<text:tab/><text:tab/><text:tab/><text:tab/>35</text:p>
      <text:p text:style-name="P14">gethands<text:tab/><text:tab/><text:tab/><text:tab/>62</text:p>
      <text:p text:style-name="P14">gethandcards<text:tab/><text:tab/><text:tab/>32</text:p>
      <text:p text:style-name="P14">suit-list?<text:tab/><text:tab/><text:tab/><text:tab/>8</text:p>
      <text:p text:style-name="P14">suit?<text:tab/><text:tab/><text:tab/><text:tab/>38</text:p>
      <text:p text:style-name="P14"></text:p>
      <text:p text:style-name="P14">Total Reused LOC: <text:s/>377</text:p>
      <text:p text:style-name="P14"></text:p>
      <text:p text:style-name="P14"/>
      <text:p text:style-name="P14"/>
      <text:p text:style-name="P14"/>
      <text:p text:style-name="P14"/>
      <text:p text:style-name="P14"/>
      <text:p text:style-name="P14"/>
      <text:p text:style-name="P14"/>
      <text:p text:style-name="P16"><text:soft-page-break/></text:p>
      <text:p text:style-name="P16">Historical Data Table for PROBE </text:p>
      <text:p text:style-name="P14"></text:p>
      <text:p text:style-name="P14"><text:tab/><text:tab/><text:tab/>Tiny(7%)<text:tab/>Small(24%)<text:tab/>Medium(38%)<text:tab/>Large(24%)<text:tab/>Huge(7%)</text:p>
      <text:p text:style-name="P14">Avg. LOC<text:tab/><text:tab/>1.69<text:tab/><text:tab/>3.82<text:tab/><text:tab/>7.34<text:tab/><text:tab/>16.31<text:tab/><text:tab/>41.71</text:p>
      <text:p text:style-name="P14"/>
      <text:p text:style-name="P14"/>
      <text:p text:style-name="P14"></text:p>
      <text:p text:style-name="P14">Predicted Functions<text:tab/><text:tab/>Predicted Size</text:p>
      <text:p text:style-name="P14"></text:p>
      <text:p text:style-name="P14">xml-getdeepnodes<text:tab/><text:tab/>Medium</text:p>
      <text:p text:style-name="P14">getseparateresults<text:tab/><text:tab/>Large</text:p>
      <text:p text:style-name="P14">gethtmlresults<text:tab/><text:tab/><text:tab/>Huge</text:p>
      <text:p text:style-name="P14">getPSC<text:tab/><text:tab/><text:tab/><text:tab/>Large</text:p>
      <text:p text:style-name="P14">getnameforID<text:tab/><text:tab/><text:tab/>Medium</text:p>
      <text:p text:style-name="P14">getboardsforpair<text:tab/><text:tab/><text:tab/>Medium</text:p>
      <text:p text:style-name="P14">getrankings<text:tab/><text:tab/><text:tab/>Medium</text:p>
      <text:p text:style-name="P14">getcontestant<text:tab/><text:tab/><text:tab/>Medium</text:p>
      <text:p text:style-name="P14">boards-no-trav<text:tab/><text:tab/><text:tab/>Small</text:p>
      <text:p text:style-name="P14">boards-trav<text:tab/><text:tab/><text:tab/>Small</text:p>
      <text:p text:style-name="P14">rankings<text:tab/><text:tab/><text:tab/><text:tab/>Small</text:p>
      <text:p text:style-name="P14">personal-score-cards<text:tab/><text:tab/>Medium</text:p>
      <text:p text:style-name="P14">main<text:tab/><text:tab/><text:tab/><text:tab/>Large</text:p>
      <text:p text:style-name="P14"></text:p>
      <text:p text:style-name="P14">Total Predicted LOC: <text:s/>146.14</text:p>
      <text:p text:style-name="P14"/>
      <text:p text:style-name="P14"></text:p>
      <text:p text:style-name="P14">Total Estimated LOC: <text:s/>523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 (tDesign)<text:tab/><text:page-number text:select-page="current">2</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5T19:15:24</dc:date>
    <dc:creator>Kye </dc:creator>
    <meta:editing-duration>PT33H04M11S</meta:editing-duration>
    <meta:editing-cycles>74</meta:editing-cycles>
    <meta:generator>OpenOffice.org/3.2$Linux OpenOffice.org_project/320m12$Build-9483</meta:generator>
    <meta:document-statistic meta:table-count="0" meta:image-count="0" meta:object-count="0" meta:page-count="6" meta:paragraph-count="122" meta:word-count="1238" meta:character-count="8469"/>
  </office:meta>
</office:document-meta>
</file>